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102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Wildcard_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boogie symbolic_wildcard_new_implementation.bpl</text:p>
          </table:table-cell>
          <table:table-cell office:value-type="float" office:value="1.23751410299" calcext:value-type="float">
            <text:p>1.23751410299</text:p>
          </table:table-cell>
          <table:table-cell office:value-type="float" office:value="0.0289835416768173" calcext:value-type="float">
            <text:p>0.028983541676817</text:p>
          </table:table-cell>
          <table:table-cell office:value-type="float" office:value="1.23822942784" calcext:value-type="float">
            <text:p>1.23822942784</text:p>
          </table:table-cell>
          <table:table-cell office:value-type="float" office:value="1.22394416" calcext:value-type="float">
            <text:p>1.22394416</text:p>
          </table:table-cell>
          <table:table-cell office:value-type="float" office:value="0.07142455" calcext:value-type="float">
            <text:p>0.07142455</text:p>
          </table:table-cell>
          <table:table-cell office:value-type="float" office:value="1.19105995984" calcext:value-type="float">
            <text:p>1.19105995984</text:p>
          </table:table-cell>
          <table:table-cell office:value-type="float" office:value="1.29039846784" calcext:value-type="float">
            <text:p>1.29039846784</text:p>
          </table:table-cell>
        </table:table-row>
        <table:table-row table:style-name="ro1">
          <table:table-cell office:value-type="string" calcext:value-type="string">
            <text:p>boogie old_wildcard_new_implementation.bpl</text:p>
          </table:table-cell>
          <table:table-cell office:value-type="float" office:value="1.73401861861" calcext:value-type="float">
            <text:p>1.73401861861</text:p>
          </table:table-cell>
          <table:table-cell office:value-type="float" office:value="0.33063498308877" calcext:value-type="float">
            <text:p>0.33063498308877</text:p>
          </table:table-cell>
          <table:table-cell office:value-type="float" office:value="1.62435137471" calcext:value-type="float">
            <text:p>1.62435137471</text:p>
          </table:table-cell>
          <table:table-cell office:value-type="float" office:value="1.700933985" calcext:value-type="float">
            <text:p>1.700933985</text:p>
          </table:table-cell>
          <table:table-cell office:value-type="float" office:value="0.084324455" calcext:value-type="float">
            <text:p>0.084324455</text:p>
          </table:table-cell>
          <table:table-cell office:value-type="float" office:value="1.40938964821" calcext:value-type="float">
            <text:p>1.40938964821</text:p>
          </table:table-cell>
          <table:table-cell office:value-type="float" office:value="2.49539591321" calcext:value-type="float">
            <text:p>2.49539591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6:59:15.900379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7T16:59:27.782408190</dc:date>
    <meta:editing-duration>PT6M6S</meta:editing-duration>
    <meta:editing-cycles>4</meta:editing-cycles>
    <meta:generator>LibreOffice/7.0.4.2$Linux_X86_64 LibreOffice_project/00$Build-2</meta:generator>
    <meta:document-statistic meta:table-count="1" meta:cell-count="24" meta:object-count="0"/>
  </office:meta>
</office:document-meta>
</file>